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Strong" style:family="text">
      <style:text-properties style:font-name-complex="Calibri" fo:font-size="14pt" style:font-size-asian="14pt" style:font-size-complex="14pt" fo:background-color="#000080"/>
    </style:style>
    <style:style style:name="T3" style:parent-style-name="Strong" style:family="text">
      <style:text-properties style:font-name-complex="Calibri" fo:font-size="14pt" style:font-size-asian="14pt" style:font-size-complex="14pt" fo:background-color="#000080"/>
    </style:style>
    <style:style style:name="T4" style:parent-style-name="Strong" style:family="text">
      <style:text-properties style:font-name-complex="Calibri" fo:font-size="14pt" style:font-size-asian="14pt" style:font-size-complex="14pt" fo:background-color="#000080"/>
    </style:style>
    <style:style style:name="P5" style:parent-style-name="Normal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8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9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0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1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2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3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4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5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6" style:parent-style-name="Normal" style:list-style-name="LFO1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T19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21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2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3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4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5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6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7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8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29" style:parent-style-name="Normal" style:list-style-name="LFO2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32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3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4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5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6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7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8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39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0" style:parent-style-name="Normal" style:list-style-name="LFO3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46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7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8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49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0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1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2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3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4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5" style:parent-style-name="Normal" style:list-style-name="LFO4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58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59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0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1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2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3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4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5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6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7" style:parent-style-name="Normal" style:list-style-name="LFO5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70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1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2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3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4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5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6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7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8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79" style:parent-style-name="Normal" style:list-style-name="LFO6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-asian="Times New Roman" style:font-name-complex="Calibri" fo:font-weight="bold" style:font-weight-asian="bold" style:font-weight-complex="bold" fo:color="#0E101A" style:letter-kerning="false" fo:font-size="14pt" style:font-size-asian="14pt" style:font-size-complex="14pt"/>
    </style:style>
    <style:style style:name="P82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3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4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5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6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7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8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89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90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91" style:parent-style-name="Normal" style:list-style-name="LFO7" style:family="paragraph">
      <style:paragraph-properties fo:margin-bottom="0in" fo:line-height="100%"/>
      <style:text-properties style:font-name-asian="Times New Roman" style:font-name-complex="Calibri" fo:color="#0E101A" style:letter-kerning="false" fo:font-size="14pt" style:font-size-asian="14pt" style:font-size-complex="14pt"/>
    </style:style>
    <style:style style:name="P92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ext:p text:style-name="P1"><text:span text:style-name="T2">CARDIOVASCULAR<text:s/></text:span><text:span text:style-name="T3">PATIENTS</text:span><text:span text:style-name="T4"><text:s/>ANALYSIS DASHBOARD</text:span></text:p>
      <text:p text:style-name="P5">The total number of patients was 5110.</text:p>
      <text:p text:style-name="P6"><text:span text:style-name="T7">Stroke Patients:</text:span></text:p>
      <text:list text:style-name="LFO1" text:continue-numbering="true">
        <text:list-item>
          <text:p text:style-name="P8">A total of 249 stroke patients were studied.</text:p>
        </text:list-item>
        <text:list-item>
          <text:p text:style-name="P9">The average age of stroke patients is 68 years.</text:p>
        </text:list-item>
        <text:list-item>
          <text:p text:style-name="P10">Smoking habits are prevalent among this group, with 16.87% smokers and 28.11% former smokers.</text:p>
        </text:list-item>
        <text:list-item>
          <text:p text:style-name="P11">Gender distribution shows a slightly higher prevalence among females (56.6%).</text:p>
        </text:list-item>
        <text:list-item>
          <text:p text:style-name="P12">Most stroke patients are married (88.35%).</text:p>
        </text:list-item>
        <text:list-item>
          <text:p text:style-name="P13">There is a significant urban (54.22%) vs. rural (45.78%) distribution.</text:p>
        </text:list-item>
        <text:list-item>
          <text:p text:style-name="P14">The 61–80 age group has the highest representation (61.85%).</text:p>
        </text:list-item>
        <text:list-item>
          <text:p text:style-name="P15">Private work is the predominant work type (54.22%).</text:p>
        </text:list-item>
        <text:list-item>
          <text:p text:style-name="P16">A correlation was found between BMI (16.90–56.60) and avg-glucose levels (58.09–224.10) and the probability of stroke.</text:p>
        </text:list-item>
      </text:list>
      <text:p text:style-name="P17"><text:span text:style-name="T18">Hypertensi</text:span><text:span text:style-name="T19">ve</text:span><text:span text:style-name="T20"><text:s/>Patients:</text:span></text:p>
      <text:list text:style-name="LFO2" text:continue-numbering="true">
        <text:list-item>
          <text:p text:style-name="P21">The analysis includes 498 hypertensive<text:s/>patients.</text:p>
        </text:list-item>
        <text:list-item>
          <text:p text:style-name="P22">The average age among these patients is 62 years.</text:p>
        </text:list-item>
        <text:list-item>
          <text:p text:style-name="P23">Smoking habits among them include 18.88% of smokers and 24.10% of former smokers.</text:p>
        </text:list-item>
        <text:list-item>
          <text:p text:style-name="P24">The gender distribution shows a higher percentage of females (55.42%).</text:p>
        </text:list-item>
        <text:list-item>
          <text:p text:style-name="P25">Most<text:s/>hypertensive<text:s/>patients are married (89.36%).</text:p>
        </text:list-item>
        <text:list-item>
          <text:p text:style-name="P26">Residential areas are almost evenly distributed between urban (49.6%) and rural (50.4%).</text:p>
        </text:list-item>
        <text:list-item>
          <text:p text:style-name="P27">The 61–80 age group is the most prevalent (50.80%).</text:p>
        </text:list-item>
        <text:list-item>
          <text:p text:style-name="P28">Private work is the dominant work type (56.48%).</text:p>
        </text:list-item>
        <text:list-item>
          <text:p text:style-name="P29">A correlation was found between BMI (20.10-48.90) and avg-glucose levels (56.10–233.29) and the probability of having a stroke.</text:p>
        </text:list-item>
      </text:list>
      <text:p text:style-name="P30"><text:span text:style-name="T31">Heart disease patients:</text:span></text:p>
      <text:list text:style-name="LFO3" text:continue-numbering="true">
        <text:list-item>
          <text:p text:style-name="P32">There are 276 heart disease patients in the analysis.</text:p>
        </text:list-item>
        <text:list-item>
          <text:p text:style-name="P33">The average age of heart disease patients is 68 years.</text:p>
        </text:list-item>
        <text:list-item>
          <text:p text:style-name="P34">Smoking habits include 22.10% smokers and 27.90% former smokers.</text:p>
        </text:list-item>
        <text:list-item>
          <text:p text:style-name="P35">The gender distribution shows a higher percentage of males (59.06%).</text:p>
        </text:list-item>
        <text:list-item>
          <text:p text:style-name="P36">Most heart disease patients are married (88.41%).</text:p>
        </text:list-item>
        <text:list-item>
          <text:p text:style-name="P37">Residential areas are distributed with a slight urban (51.45%) preference.</text:p>
        </text:list-item>
        <text:list-item>
          <text:p text:style-name="P38">The 61–80 age group is dominant (66.30%).</text:p>
        </text:list-item>
        <text:list-item>
          <text:p text:style-name="P39">Private work is the primary work type (highest probability, 158 patients).</text:p>
        </text:list-item>
        <text:list-item>
          <text:p text:style-name="P40">A correlation was found between BMI (19.40–40.50) and avg-glucose levels (59.35–247.51) and the probability of stroke.</text:p>
        </text:list-item>
      </text:list>
      <text:p text:style-name="P41"/>
      <text:p text:style-name="P42"><text:span text:style-name="T43">Patients with Multiple Conditions:</text:span></text:p>
      <text:p text:style-name="P44"><text:span text:style-name="T45">Patients with heart disease and hypertension:</text:span></text:p>
      <text:list text:style-name="LFO4" text:continue-numbering="true">
        <text:list-item>
          <text:p text:style-name="P46">Number of patients: 64.</text:p>
        </text:list-item>
        <text:list-item>
          <text:p text:style-name="P47">The average age: 71 years.</text:p>
        </text:list-item>
        <text:list-item>
          <text:p text:style-name="P48">Percentage of these patients among the total: 1.25%.</text:p>
        </text:list-item>
        <text:list-item>
          <text:p text:style-name="P49">Smoking habits: smokers (23.44%), former smokers (32.18%), and non-smokers (35.94%).</text:p>
        </text:list-item>
        <text:list-item>
          <text:p text:style-name="P50">Gender distribution: females (45.31%), males (54.69%).</text:p>
        </text:list-item>
        <text:list-item>
          <text:p text:style-name="P51">Marital status: 85.94% are married.</text:p>
        </text:list-item>
        <text:list-item>
          <text:p text:style-name="P52">Residential areas: Urban (48.44%), Rural (51.56%).</text:p>
        </text:list-item>
        <text:list-item>
          <text:p text:style-name="P53">Age groups: 61–80 (67.19%, highest).</text:p>
        </text:list-item>
        <text:list-item>
          <text:p text:style-name="P54">Work types: private work (39 patients, highest probability), self-employment, and a government job (lowest probability).</text:p>
        </text:list-item>
        <text:list-item>
          <text:p text:style-name="P55">Correlation analysis: A correlation was found between BMI (26.50–40.50), average glucose levels (84.03-247.51) and the probability of stroke.</text:p>
        </text:list-item>
      </text:list>
      <text:p text:style-name="P56"><text:span text:style-name="T57">Patients with heart disease and stroke:</text:span></text:p>
      <text:list text:style-name="LFO5" text:continue-numbering="true">
        <text:list-item>
          <text:p text:style-name="P58">Number of patients: 47.</text:p>
        </text:list-item>
        <text:list-item>
          <text:p text:style-name="P59">The average age: 72 years.</text:p>
        </text:list-item>
        <text:list-item>
          <text:p text:style-name="P60">Percentage of these patients in the total: 0.92%.</text:p>
        </text:list-item>
        <text:list-item>
          <text:p text:style-name="P61">Smoking habits: Smokers (31.91%), former smokers (25.53%), non-smokers (17.02%).</text:p>
        </text:list-item>
        <text:list-item>
          <text:p text:style-name="P62">Gender distribution: Females (40.43%), Males (59.57%).</text:p>
        </text:list-item>
        <text:list-item>
          <text:p text:style-name="P63">Marital status: 85.11% are married.</text:p>
        </text:list-item>
        <text:list-item>
          <text:p text:style-name="P64">Residential areas: Urban (57.45%), Rural (42.55%).</text:p>
        </text:list-item>
        <text:list-item>
          <text:p text:style-name="P65">Age groups: 61-80 (74.47%, highest).</text:p>
        </text:list-item>
        <text:list-item>
          <text:p text:style-name="P66">Work types: Private work (31 patients, highest probability), Self-employed, Government job (lowest probability).</text:p>
        </text:list-item>
        <text:list-item>
          <text:p text:style-name="P67">Correlation analysis: A correlation was found between BMI (19.40-40.50) and avg-glucose levels (78.70-247.51) and the probability of stroke.</text:p>
        </text:list-item>
      </text:list>
      <text:p text:style-name="P68"><text:span text:style-name="T69">Patients with Hypertension and Stroke:</text:span></text:p>
      <text:list text:style-name="LFO6" text:continue-numbering="true">
        <text:list-item>
          <text:p text:style-name="P70">Number of patients: 66.</text:p>
        </text:list-item>
        <text:list-item>
          <text:p text:style-name="P71">Average age: 70 years.</text:p>
        </text:list-item>
        <text:list-item>
          <text:p text:style-name="P72">The percentage<text:s/>of these patients among the total: 1.29%.</text:p>
        </text:list-item>
        <text:list-item>
          <text:p text:style-name="P73">Smoking habits: Smokers (16.60%), Former smokers (28.79%), Non-smokers (48.48%).</text:p>
        </text:list-item>
        <text:list-item>
          <text:p text:style-name="P74">Gender distribution: Females (59.09%), Males (40.91%).</text:p>
        </text:list-item>
        <text:list-item>
          <text:p text:style-name="P75">Marital status: 83.33% are married.</text:p>
        </text:list-item>
        <text:list-item>
          <text:p text:style-name="P76">Residential areas: Urban (51.52%), Rural (48.48%).</text:p>
        </text:list-item>
        <text:list-item>
          <text:p text:style-name="P77">Age groups: 61-80 (69.70%, highest).</text:p>
        </text:list-item>
        <text:list-item>
          <text:p text:style-name="P78">Work types: Private work (33 patients, highest probability), Self-employed, Government job (lowest probability).</text:p>
        </text:list-item>
        <text:list-item>
          <text:p text:style-name="P79">Correlation analysis: Correlation found between BMI (20-48) and avg-glucose levels (56.10-233.39) with the probability of stroke.</text:p>
        </text:list-item>
      </text:list>
      <text:p text:style-name="P80"><text:span text:style-name="T81">Patients with Hypertension, Heart Disease, and Stroke:</text:span></text:p>
      <text:list text:style-name="LFO7" text:continue-numbering="true">
        <text:list-item>
          <text:p text:style-name="P82">Number of patients: 13.</text:p>
        </text:list-item>
        <text:list-item>
          <text:p text:style-name="P83">Average age: 73 years.</text:p>
        </text:list-item>
        <text:list-item>
          <text:p text:style-name="P84">Percentage of these patients among the total: 0.25%.</text:p>
        </text:list-item>
        <text:list-item>
          <text:p text:style-name="P85">Smoking habits: Smokers (38.46%), Former smokers (30.77%), Non-smokers (30.77%).</text:p>
        </text:list-item>
        <text:list-item>
          <text:p text:style-name="P86">Gender distribution: Females (53.85%), Males (46.15%).</text:p>
        </text:list-item>
        <text:list-item>
          <text:p text:style-name="P87">Marital status: 69.23% are married.</text:p>
        </text:list-item>
        <text:list-item>
          <text:p text:style-name="P88">Residential areas: Urban (61.54%), Rural (38.46%).</text:p>
        </text:list-item>
        <text:list-item>
          <text:p text:style-name="P89">Age groups: 61-80 (69.23%, highest).</text:p>
        </text:list-item>
        <text:list-item>
          <text:p text:style-name="P90">Work types: Private work (8 patients, highest distribution), self-employment, and government jobs (lowest distribution).</text:p>
        </text:list-item>
        <text:list-item>
          <text:p text:style-name="P91">Correlation analysis: A correlation was found between BMI (27-41) and avg-glucose levels (84-247), and the probability of stroke.</text:p>
        </text:list-item>
      </text:list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hiat Adeogun</meta:initial-creator>
    <dc:creator>Ashiat Adeogun</dc:creator>
    <meta:creation-date>2023-10-28T22:59:00Z</meta:creation-date>
    <dc:date>2023-10-28T22:59:00Z</dc:date>
    <meta:template xlink:href="Normal" xlink:type="simple"/>
    <meta:editing-cycles>2</meta:editing-cycles>
    <meta:editing-duration>PT60S</meta:editing-duration>
    <meta:document-statistic meta:page-count="3" meta:paragraph-count="9" meta:word-count="695" meta:character-count="4652" meta:row-count="33" meta:non-whitespace-character-count="3966"/>
  </office:meta>
</office:document-meta>
</file>